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3cb45" officeooo:paragraph-rsid="0003cb45"/>
    </style:style>
    <style:style style:name="P2" style:family="paragraph" style:parent-style-name="Standard">
      <style:text-properties officeooo:rsid="00048ddb" officeooo:paragraph-rsid="00048ddb"/>
    </style:style>
    <style:style style:name="P3" style:family="paragraph" style:parent-style-name="Standard">
      <style:text-properties officeooo:rsid="00048ddb" officeooo:paragraph-rsid="00065d9a"/>
    </style:style>
    <style:style style:name="P4" style:family="paragraph" style:parent-style-name="Standard">
      <style:text-properties officeooo:rsid="0007b926" officeooo:paragraph-rsid="0007b926"/>
    </style:style>
    <style:style style:name="P5" style:family="paragraph" style:parent-style-name="Standard">
      <style:text-properties officeooo:rsid="0008a205" officeooo:paragraph-rsid="0008a205"/>
    </style:style>
    <style:style style:name="P6" style:family="paragraph" style:parent-style-name="Standard">
      <style:text-properties officeooo:rsid="000c6b8c" officeooo:paragraph-rsid="000c6b8c"/>
    </style:style>
    <style:style style:name="T1" style:family="text">
      <style:text-properties officeooo:rsid="00073f89"/>
    </style:style>
    <style:style style:name="T2" style:family="text">
      <style:text-properties officeooo:rsid="00093f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te rendu de la séance de projet 29/03/2017</text:p>
      <text:p text:style-name="P1"/>
      <text:p text:style-name="P2">Retirer le mapping des valeurs des capteurs dans le code de l'arduino.</text:p>
      <text:p text:style-name="P3">Amélioration de la Tare et ajout d'une valeur <text:span text:style-name="T1">minimale</text:span> de "10" sur les capteurs lorsqu'ils sont au repos et non 0. </text:p>
      <text:p text:style-name="P3">Permet de centrer le centre de gravité dans l'app et eviter les 0 bugués.</text:p>
      <text:p text:style-name="P4">Redaction du rapport</text:p>
      <text:p text:style-name="P5">Ajout de la documentation du logiciel <text:span text:style-name="T2">(non écrite mais implémenté dans le programme PC)</text:span></text:p>
      <text:p text:style-name="P6">Changement des fils des load sensors, remplacement par des plus grands et protection mécanique avec gaine thermo'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M40S</meta:editing-duration>
    <meta:editing-cycles>10</meta:editing-cycles>
    <meta:generator>LibreOffice/5.2.5.1$Windows_x86 LibreOffice_project/0312e1a284a7d50ca85a365c316c7abbf20a4d22</meta:generator>
    <dc:date>2017-04-05T17:58:38.211000000</dc:date>
    <meta:document-statistic meta:table-count="0" meta:image-count="0" meta:object-count="0" meta:page-count="1" meta:paragraph-count="7" meta:word-count="89" meta:character-count="525" meta:non-whitespace-character-count="442"/>
    <meta:user-defined meta:name="Info 1"/>
    <meta:user-defined meta:name="Info 2"/>
    <meta:user-defined meta:name="Info 3"/>
    <meta:user-defined meta:name="Info 4"/>
  </office:meta>
</office:document-meta>
</file>